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text:span>It is used to set a new value to one or more variables.</text:span></text:p><text:p text:style-name="Standard"/>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text:span>List of variables to be set. Each element of the list contains a given variable name to which a new value is added, which is obtained by evaluating the given expressio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